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Esa es una idea poderosa. El <text:span text:style-name="Strong_20_Emphasis">"Laberinto del Espíritu"</text:span> introduce una imagen cargada de misticismo, introspección y peligro sagrado. Encaja perfectamente con la idea de un proceso que necesita recordar su propio estado para no perderse —como quien recorre un sendero espiritual complejo, donde cada paso depende del anterior.</text:p>
      <text:p text:style-name="Text_20_body">Aquí tienes una <text:span text:style-name="Strong_20_Emphasis">propuesta para la introducción y el cierre</text:span> de esa sección, usando el motivo del <text:span text:style-name="Emphasis">Laberinto del Espíritu</text:span>:</text:p>
      <text:p text:style-name="Horizontal_20_Line"/>
      <text:h text:style-name="Heading_20_3" text:outline-level="3">📜 <text:span text:style-name="Strong_20_Emphasis">Introducción:</text:span></text:h>
      <text:p text:style-name="Quotations"><text:span text:style-name="Strong_20_Emphasis">Dicen que existe un lugar antiguo, escondido más allá del tiempo, donde el Espíritu camina sobre un laberinto tejido de sí mismo.</text:span></text:p>
      <text:p text:style-name="Quotations">No hay muros de piedra en ese sitio, ni senderos de tierra o roca: el camino está hecho de decisiones, recuerdos y marcas invisibles que solo el alma puede leer. Allí, cada paso es un eco del anterior, y perder la memoria es perder el camino.</text:p>
      <text:p text:style-name="Quotations">Los sabios antiguos lo sabían: lo que no se recuerda, no existe. Y lo que no se puede volver a encontrar, se ha perdido para siempre. Por eso, en aquel laberinto, incluso el silencio era una marca. Incluso el error debía ser recordado.</text:p>
      <text:p text:style-name="Quotations">Porque si el Espíritu olvidaba dónde estaba, debía comenzar otra vez desde el principio.</text:p>
      <text:p text:style-name="Horizontal_20_Line"/>
      <text:h text:style-name="Heading_20_3" text:outline-level="3">🕯️ <text:span text:style-name="Strong_20_Emphasis">Cierre:</text:span></text:h>
      <text:p text:style-name="Quotations"><text:span text:style-name="Strong_20_Emphasis">Y aún se dice que el laberinto no tiene centro, ni salida, ni fin.</text:span></text:p>
      <text:p text:style-name="Quotations">Que no fue creado para escapar, sino para transformar. Que solo quienes recuerdan su andar pueden avanzar, y que todo lo demás se desvanece, como el humo ante los ojos del que no sabe quién es.</text:p>
      <text:p text:style-name="Quotations">Así, generación tras generación, el Espíritu dejó señales de sí en cada curva. Y todavía hoy, aquellos que caminan en la oscuridad pueden sentir, si se detienen a escuchar, los susurros de los que estuvieron antes. Como si alguien, en algún lugar, les recordara el siguiente paso.</text:p>
      <text:p text:style-name="Horizontal_20_Line"/>
      <text:p text:style-name="Text_20_body">¿Quieres que lo adapte más específicamente al tono del capítulo en curso o lo dejamos así como fórmula general para aplicar cada vez que tratemos “estado del proceso” y memoria secuencial?</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29T18:26:47.278000000</meta:creation-date>
    <dc:date>2025-07-29T18:31:12.365000000</dc:date>
    <meta:editing-duration>PT4M25S</meta:editing-duration>
    <meta:editing-cycles>1</meta:editing-cycles>
    <meta:document-statistic meta:table-count="0" meta:image-count="0" meta:object-count="0" meta:page-count="1" meta:paragraph-count="12" meta:word-count="326" meta:character-count="1887" meta:non-whitespace-character-count="1573"/>
    <meta:generator>LibreOffice/7.3.5.2$Windows_X86_64 LibreOffice_project/184fe81b8c8c30d8b5082578aee2fed2ea847c01</meta:generator>
  </office:meta>
</office:document-meta>
</file>